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 manifest:full-path="MyPrivateStorage/Layout"/>
  <manifest:file-entry manifest:media-type="vnd.MyVendor.MyProject.StorageType" manifest:full-path="MyPrivateStorage/"/>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Palatino Linotype1" svg:font-family="'Palatino Linotype'" style:font-adornments="Bold"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style:font-name="Courier New" fo:font-size="11pt" fo:font-weight="normal" style:font-size-asian="11pt" style:font-weight-asian="normal" style:font-size-complex="11pt" style:font-weight-complex="normal"/>
    </style:style>
    <style:style style:name="T1" style:family="text">
      <style:text-properties style:text-position="sub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236619" text:style-name="L1">
        <text:list-item>
          <text:p text:style-name="P1">Given the following sequence representing an RNA molecule<text:line-break/>ATTAGCTGCCAACACTCAGCTAA<text:line-break/>draw a possible fold of the sequence into a hairpin structure.</text:p>
        </text:list-item>
        <text:list-item>
          <text:p text:style-name="P1">How many open reading frames are present in the following DNA sequence (assume the start codon ATG and the stop codon TAA)? <text:s/>Please highlight where all these ORFs occur.<text:line-break/>ATGCATCATGGATGTTAATGTAACCGTCTAACTAA</text:p>
        </text:list-item>
        <text:list-item>
          <text:p text:style-name="P1">Linkage desequilibrium refers to the concept that two alleles, A and B, are observed together more often than expected. <text:s/>Given the frequency of the pairing AB in a population p<text:span text:style-name="T1">AB</text:span>, and the frequencies of each individual alleles within the population, p<text:span text:style-name="T1">A</text:span> and p<text:span text:style-name="T1">B</text:span>, write a formula that computes the desequilibrium between these alleles.</text:p>
        </text:list-item>
        <text:list-item>
          <text:p text:style-name="P1">What is the name of an algorithm commonly used in motif finding?</text:p>
        </text:list-item>
        <text:list-item>
          <text:p text:style-name="P1">A "palindrome" is a DNA sequence that is equal to its reverse complement. Please construct a palindrome of length 8 that uses all of the 4 DNA letters.</text:p>
        </text:list-item>
        <text:list-item>
          <text:p text:style-name="P1">Assume you are trying to find out more information about a particular gene (say gene oprD) and the corresponding protein product. <text:s/>Which online biological database would you start with? <text:s text:c="4"/>(note: wikipedia is not an appropriate answer)</text:p>
        </text:list-item>
        <text:list-item>
          <text:p text:style-name="P1">Identify the longest open reading frame (ORF) in the following DNA sequence (note: start codon ATG, stop codons TAG, TGA, TAA)<text:line-break/>ATGATATGATGTCACAGGATGTAGATGCTCCGACATAAGCTTAG</text:p>
          <text:p text:style-name="P1"><text:line-break/>Pick one position in the ORF found above and indicate which type of mutation (insertion, deletion, or mutation) would be called a "frame-shift mutation". <text:s/>Briefly explain why.</text:p>
        </text:list-item>
        <text:list-item>
          <text:p text:style-name="P1">Assume you are given a query string of length 20 bp and you wish to find whether it matches within the human genome with at most 2 mis-matches. <text:s/>A simple heuristic involves using an exact matching algorithm to find places in the genome where your query string might match. <text:s/>What length of exact matches would you search for so that you can guarantee you will not miss any matches of the full query string within the genome? Briefly explain why you will not miss any matches.</text:p>
        </text:list-item>
        <text:list-item>
          <text:p text:style-name="P1">A suffix array is the lexicographically sorted list of all the suffixes of a string. <text:s/>Assume you wish to store this datastructure in the following C++ array, for a string of length 100:<text:line-break/>String SA[100];</text:p>
          <text:p text:style-name="P1">How much memory would this data-structure require (assume the String class requires memory proportional to the length of the string)? <text:s text:c="2"/>Can you suggest an approach for storing the suffix array in less memory (i.e. what is the declaration for the corresponding data-structure and what will it contain)?</text:p>
        </text:list-item>
        <text:list-item>
          <text:p text:style-name="P1">Please define the concept of "coverage" as used in genome assembly.</text:p>
        </text:list-item>
        <text:list-item>
          <text:p text:style-name="P1">Name an inexact sequence alignment program used in practical applications (specifically one of the programs I've outlined when discussing heuristic alignment approaches).</text:p>
        </text:list-item>
        <text:list-item>
          <text:p text:style-name="P1">Name an multiple sequence alignment program used in practical applications .</text:p>
        </text:list-item>
        <text:list-item>
          <text:p text:style-name="P1">Define the term "synonymous mutation"</text:p>
        </text:list-item>
        <text:list-item>
          <text:p text:style-name="P1"><text:soft-page-break/>What is the "central dogma" of molecular biology?</text:p>
        </text:list-item>
        <text:list-item>
          <text:p text:style-name="P1">Reverse complement the following DNA string</text:p>
        </text:list-item>
      </text:list>
      <text:p text:style-name="Standard"/>
      <text:list xml:id="list33219600" text:continue-numbering="true" text:style-name="L1">
        <text:list-header>
          <text:p text:style-name="P1">ATGCGGGCAC GGAAGCCGTG TACGCGAGCG CGCTTGAGGG </text:p>
        </text:list-header>
        <text:list-item>
          <text:p text:style-name="P1">Identify the longest open reading frame in the following DNA sequence and translate it into an amino-acid sequence (note: translation table provided at the end of the exam)</text:p>
        </text:list-item>
      </text:list>
      <text:p text:style-name="Standard"/>
      <text:list xml:id="list33218516" text:continue-numbering="true" text:style-name="L1">
        <text:list-header>
          <text:p text:style-name="P1">TGCGTATGTATGTCAGACGGTGAGACGCTTGCGGGCTAAGCGACG</text:p>
        </text:list-header>
        <text:list-item>
          <text:p text:style-name="P1">Briefly argue for/against the need for a multiple alignment of multiple sequences prior to constructing a phylogenetic tree.</text:p>
        </text:list-item>
        <text:list-item>
          <text:p text:style-name="P1">Given a set of N sequences of length L what is the running time of a Gibbs sampler attempting to find a motif of length k within these sequences? <text:s/></text:p>
        </text:list-item>
        <text:list-item>
          <text:p text:style-name="P1">What is the main difference between the UPGMA and Neighbor Joining algorithms for constructing phylogenetic trees? <text:s/></text:p>
        </text:list-item>
        <text:list-item>
          <text:p text:style-name="P1">You are trying to find the placement of sequences of length 100 along the human genome (3 Gbp), allowing for at most 4 mis-matches, however you do not want to use Smith-Waterman directly. Instead you will use an exact matching algorithm to find good candidate matches then extend these with Smith-Waterman. <text:s/>What is the length of the exact match seeds you will use in order to guarantee you that no correct alignments are missed?</text:p>
        </text:list-item>
        <text:list-item>
          <text:p text:style-name="P1">Please define the following terms</text:p>
          <text:list>
            <text:list-item>
              <text:p text:style-name="P1">frameshift mutation</text:p>
            </text:list-item>
            <text:list-item>
              <text:p text:style-name="P1">intron/exon</text:p>
            </text:list-item>
            <text:list-item>
              <text:p text:style-name="P1">linkage desequilibrium</text:p>
            </text:list-item>
          </text:list>
        </text:list-item>
        <text:list-item>
          <text:p text:style-name="P1">Please link the following terms in the correct order<text:line-break/>RNA, translation, DNA, protein, transcription</text:p>
        </text:list-item>
        <text:list-item>
          <text:p text:style-name="P1">What is the running time of the k-means clustering algorithm, as a function of n - number of objects being clustered, and k - the number of clusters?</text:p>
        </text:list-item>
        <text:list-item>
          <text:p text:style-name="P1">Briefly explain the need for experimental techniques for measuring protein abundance, despite the wide availability of techniques for measuring RNA abundance.</text:p>
          <text:p text:style-name="P2"/>
          <text:p text:style-name="P1"/>
        </text:list-item>
      </text:list>
      <text:p text:style-name="Standard"/>
      <text:list xml:id="list33221649" text:continue-numbering="true" text:style-name="L1">
        <text:list-header>
          <text:p text:style-name="P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pitch="fixed"/>
    <style:font-face style:name="Palatino Linotype1" svg:font-family="'Palatino Linotype'" style:font-adornments="Bold"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Palatino Linotype" fo:font-size="11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3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style:font-name="Palatino Linotype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Palatino Linotype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Palatino Linotype1" fo:font-size="13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Algorithm" style:family="paragraph" style:parent-style-name="Standard" style:class="text" style:master-page-name="">
      <style:paragraph-properties style:page-number="auto">
        <style:tab-stops>
          <style:tab-stop style:position="0.2in"/>
          <style:tab-stop style:position="0.4in"/>
          <style:tab-stop style:position="0.6in"/>
          <style:tab-stop style:position="0.8in"/>
          <style:tab-stop style:position="1in"/>
          <style:tab-stop style:position="1.2in"/>
          <style:tab-stop style:position="1.4in"/>
          <style:tab-stop style:position="1.6in"/>
          <style:tab-stop style:position="1.8in"/>
          <style:tab-stop style:position="2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creator>Mihai Pop</dc:creator>
    <dc:date>2009-12-14T13:12:43.96</dc:date>
    <meta:editing-cycles>6</meta:editing-cycles>
    <meta:editing-duration>PT03H01M24S</meta:editing-duration>
    <meta:document-statistic meta:table-count="0" meta:image-count="0" meta:object-count="0" meta:page-count="2" meta:paragraph-count="31" meta:word-count="729" meta:character-count="4533"/>
    <meta:user-defined meta:name="Info 1"/>
    <meta:user-defined meta:name="Info 2"/>
    <meta:user-defined meta:name="Info 3"/>
    <meta:user-defined meta:name="Info 4"/>
  </office:meta>
</office:document-meta>
</file>